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2" style:parent-style-name="Normal" style:family="paragraph">
      <style:text-properties style:font-name="Times New Roman" fo:font-size="12pt" style:font-size-asian="12pt" style:font-size-complex="12pt"/>
    </style:style>
    <style:style style:name="P3" style:parent-style-name="Normal" style:family="paragraph">
      <style:text-properties style:font-name="Times New Roman" fo:font-size="12pt" style:font-size-asian="12pt" style:font-size-complex="12pt"/>
    </style:style>
    <style:style style:name="T4" style:parent-style-name="DefaultParagraphFont" style:family="text">
      <style:text-properties style:font-name="Times New Roman" fo:font-size="12pt" style:font-size-asian="12pt" style:font-size-complex="12pt"/>
    </style:style>
    <style:style style:name="T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" style:parent-style-name="DefaultParagraphFont" style:family="text">
      <style:text-properties style:font-name="Times New Roman" fo:font-size="12pt" style:font-size-asian="12pt" style:font-size-complex="12pt"/>
    </style:style>
    <style:style style:name="T7" style:parent-style-name="DefaultParagraphFont" style:family="text">
      <style:text-properties style:font-name="Times New Roman" fo:font-size="12pt" style:font-size-asian="12pt" style:font-size-complex="12pt"/>
    </style:style>
    <style:style style:name="T8" style:parent-style-name="DefaultParagraphFont" style:family="text">
      <style:text-properties style:font-name="Times New Roman" fo:font-size="12pt" style:font-size-asian="12pt" style:font-size-complex="12pt"/>
    </style:style>
    <style:style style:name="T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" style:parent-style-name="DefaultParagraphFont" style:family="text">
      <style:text-properties style:font-name="Times New Roman" fo:font-size="12pt" style:font-size-asian="12pt" style:font-size-complex="12pt"/>
    </style:style>
    <style:style style:name="T1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" style:parent-style-name="DefaultParagraphFont" style:family="text">
      <style:text-properties style:font-name="Times New Roman" fo:font-size="12pt" style:font-size-asian="12pt" style:font-size-complex="12pt"/>
    </style:style>
    <style:style style:name="T1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4" style:parent-style-name="DefaultParagraphFont" style:family="text">
      <style:text-properties style:font-name="Times New Roman" fo:font-size="12pt" style:font-size-asian="12pt" style:font-size-complex="12pt"/>
    </style:style>
    <style:style style:name="T1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6" style:parent-style-name="DefaultParagraphFont" style:family="text">
      <style:text-properties style:font-name="Times New Roman" fo:font-size="12pt" style:font-size-asian="12pt" style:font-size-complex="12pt"/>
    </style:style>
    <style:style style:name="T1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8" style:parent-style-name="DefaultParagraphFont" style:family="text">
      <style:text-properties style:font-name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fo:font-size="12pt" style:font-size-asian="12pt" style:font-size-complex="12pt"/>
    </style:style>
    <style:style style:name="T2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1" style:parent-style-name="DefaultParagraphFont" style:family="text">
      <style:text-properties style:font-name="Times New Roman" fo:font-size="12pt" style:font-size-asian="12pt" style:font-size-complex="12pt"/>
    </style:style>
    <style:style style:name="P22" style:parent-style-name="Normal" style:family="paragraph">
      <style:text-properties style:font-name="Times New Roman" fo:font-size="12pt" style:font-size-asian="12pt" style:font-size-complex="12pt"/>
    </style:style>
    <style:style style:name="P23" style:parent-style-name="Normal" style:family="paragraph">
      <style:text-properties style:font-name="Times New Roman" fo:font-size="12pt" style:font-size-asian="12pt" style:font-size-complex="12pt"/>
    </style:style>
    <style:style style:name="T24" style:parent-style-name="DefaultParagraphFont" style:family="text">
      <style:text-properties style:font-name="Times New Roman" fo:font-size="12pt" style:font-size-asian="12pt" style:font-size-complex="12pt"/>
    </style:style>
    <style:style style:name="T2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6" style:parent-style-name="DefaultParagraphFont" style:family="text">
      <style:text-properties style:font-name="Times New Roman" fo:font-size="12pt" style:font-size-asian="12pt" style:font-size-complex="12pt"/>
    </style:style>
    <style:style style:name="T2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8" style:parent-style-name="DefaultParagraphFont" style:family="text">
      <style:text-properties style:font-name="Times New Roman" fo:font-size="12pt" style:font-size-asian="12pt" style:font-size-complex="12pt"/>
    </style:style>
    <style:style style:name="T2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30" style:parent-style-name="DefaultParagraphFont" style:family="text">
      <style:text-properties style:font-name="Times New Roman" fo:font-size="12pt" style:font-size-asian="12pt" style:font-size-complex="12pt"/>
    </style:style>
    <style:style style:name="T3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32" style:parent-style-name="DefaultParagraphFont" style:family="text">
      <style:text-properties style:font-name="Times New Roman" fo:font-size="12pt" style:font-size-asian="12pt" style:font-size-complex="12pt"/>
    </style:style>
    <style:style style:name="T3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34" style:parent-style-name="DefaultParagraphFont" style:family="text">
      <style:text-properties style:font-name="Times New Roman" fo:font-size="12pt" style:font-size-asian="12pt" style:font-size-complex="12pt"/>
    </style:style>
    <style:style style:name="P35" style:parent-style-name="Normal" style:family="paragraph">
      <style:text-properties style:font-name="Times New Roman" fo:font-size="12pt" style:font-size-asian="12pt" style:font-size-complex="12pt"/>
    </style:style>
    <style:style style:name="P36" style:parent-style-name="Normal" style:family="paragraph">
      <style:text-properties style:font-name="Times New Roman" fo:font-size="12pt" style:font-size-asian="12pt" style:font-size-complex="12pt"/>
    </style:style>
    <style:style style:name="T37" style:parent-style-name="DefaultParagraphFont" style:family="text">
      <style:text-properties style:font-name="Times New Roman" fo:font-size="12pt" style:font-size-asian="12pt" style:font-size-complex="12pt"/>
    </style:style>
    <style:style style:name="T3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39" style:parent-style-name="DefaultParagraphFont" style:family="text">
      <style:text-properties style:font-name="Times New Roman" fo:font-size="12pt" style:font-size-asian="12pt" style:font-size-complex="12pt"/>
    </style:style>
    <style:style style:name="T4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41" style:parent-style-name="Normal" style:family="paragraph">
      <style:text-properties style:font-name="Times New Roman" fo:font-size="12pt" style:font-size-asian="12pt" style:font-size-complex="12pt"/>
    </style:style>
    <style:style style:name="T42" style:parent-style-name="DefaultParagraphFont" style:family="text">
      <style:text-properties style:font-name="Times New Roman" fo:font-size="12pt" style:font-size-asian="12pt" style:font-size-complex="12pt"/>
    </style:style>
    <style:style style:name="T4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44" style:parent-style-name="DefaultParagraphFont" style:family="text">
      <style:text-properties style:font-name="Times New Roman" fo:font-size="12pt" style:font-size-asian="12pt" style:font-size-complex="12pt"/>
    </style:style>
    <style:style style:name="T4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46" style:parent-style-name="ListParagraph" style:list-style-name="LFO1" style:family="paragraph"/>
    <style:style style:name="T47" style:parent-style-name="DefaultParagraphFont" style:family="text">
      <style:text-properties style:font-name="Times New Roman" fo:font-size="12pt" style:font-size-asian="12pt" style:font-size-complex="12pt"/>
    </style:style>
    <style:style style:name="T4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49" style:parent-style-name="ListParagraph" style:list-style-name="LFO1" style:family="paragraph"/>
    <style:style style:name="T50" style:parent-style-name="DefaultParagraphFont" style:family="text">
      <style:text-properties style:font-name="Times New Roman" fo:font-size="12pt" style:font-size-asian="12pt" style:font-size-complex="12pt"/>
    </style:style>
    <style:style style:name="T5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52" style:parent-style-name="DefaultParagraphFont" style:family="text">
      <style:text-properties style:font-name="Times New Roman" fo:font-size="12pt" style:font-size-asian="12pt" style:font-size-complex="12pt"/>
    </style:style>
    <style:style style:name="P53" style:parent-style-name="Normal" style:family="paragraph">
      <style:text-properties style:font-name="Times New Roman" fo:font-size="12pt" style:font-size-asian="12pt" style:font-size-complex="12pt" fo:language="en" fo:country="US"/>
    </style:style>
    <style:style style:name="P54" style:parent-style-name="Normal" style:family="paragraph">
      <style:text-properties style:font-name="Times New Roman" fo:font-size="12pt" style:font-size-asian="12pt" style:font-size-complex="12pt"/>
    </style:style>
    <style:style style:name="P55" style:parent-style-name="Normal" style:family="paragraph">
      <style:text-properties style:font-name="Times New Roman" fo:font-size="12pt" style:font-size-asian="12pt" style:font-size-complex="12pt"/>
    </style:style>
    <style:style style:name="P56" style:parent-style-name="Normal" style:family="paragraph">
      <style:text-properties style:font-name="Times New Roman" fo:font-size="12pt" style:font-size-asian="12pt" style:font-size-complex="12pt"/>
    </style:style>
    <style:style style:name="T5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58" style:parent-style-name="DefaultParagraphFont" style:family="text">
      <style:text-properties style:font-name="Times New Roman" fo:font-size="12pt" style:font-size-asian="12pt" style:font-size-complex="12pt"/>
    </style:style>
    <style:style style:name="T5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0" style:parent-style-name="DefaultParagraphFont" style:family="text">
      <style:text-properties style:font-name="Times New Roman" fo:font-size="12pt" style:font-size-asian="12pt" style:font-size-complex="12pt"/>
    </style:style>
    <style:style style:name="T6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3" style:parent-style-name="DefaultParagraphFont" style:family="text">
      <style:text-properties style:font-name="Times New Roman" fo:font-size="12pt" style:font-size-asian="12pt" style:font-size-complex="12pt"/>
    </style:style>
    <style:style style:name="T6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5" style:parent-style-name="DefaultParagraphFont" style:family="text">
      <style:text-properties style:font-name="Times New Roman" fo:font-size="12pt" style:font-size-asian="12pt" style:font-size-complex="12pt"/>
    </style:style>
    <style:style style:name="T6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7" style:parent-style-name="DefaultParagraphFont" style:family="text">
      <style:text-properties style:font-name="Times New Roman" fo:font-size="12pt" style:font-size-asian="12pt" style:font-size-complex="12pt"/>
    </style:style>
    <style:style style:name="T6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69" style:parent-style-name="Normal" style:family="paragraph">
      <style:text-properties style:font-name="Times New Roman" fo:font-size="12pt" style:font-size-asian="12pt" style:font-size-complex="12pt"/>
    </style:style>
    <style:style style:name="P70" style:parent-style-name="Normal" style:family="paragraph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Тема: дигитална инвентарна книга за библиотека</text:p>
      <text:p text:style-name="P2">Автори: Борислав Войнов и Венко Андреев</text:p>
      <text:p text:style-name="P3">Ръководител: Тодорка Трифонова</text:p>
      <text:p text:style-name="Normal"><text:span text:style-name="T4">Цели: Осигуряване на безплатна програма за дигитализация на инвентарните книги в библиотеките в градските и селските училищни библиотеки</text:span><text:span text:style-name="T5"><text:s/></text:span><text:span text:style-name="T6">.</text:span></text:p>
      <text:p text:style-name="Normal"><text:span text:style-name="T7">Предназначение: Улесняване на процеса на следене на книгите и тяхната наличност, като се премине от хартиен към дигитален вариант. Създава и удобство, защото може да се използва и на други компютри и не е нужно да носим със себе си голямо количество документи. Дигиталния вариант също спестява голямо количество хартия.</text:span></text:p>
      <text:p text:style-name="Normal"><text:span text:style-name="T8">Анализ на потребностите: Компютър с инсталиран<text:s/></text:span><text:span text:style-name="T9">windows 10<text:s/></text:span><text:span text:style-name="T10">и инсталиран<text:s/></text:span><text:span text:style-name="T11">python 3.11</text:span></text:p>
      <text:p text:style-name="Normal"><text:span text:style-name="T12">Съществуващи подобни решения:<text:s/></text:span><text:span text:style-name="T13">Go library, Handy library, My library,<text:s/></text:span><text:span text:style-name="T14">Виком 72</text:span><text:span text:style-name="T15">,<text:s/></text:span><text:span text:style-name="T16">но са за андроид устройства и са за лична библиотека, а Виком72, която е за компютър не поддържа<text:s/></text:span><text:span text:style-name="T17">windows 10</text:span><text:span text:style-name="T18">.</text:span></text:p>
      <text:p text:style-name="Normal"><text:span text:style-name="T19">Етапи</text:span><text:span text:style-name="T20"><text:s/></text:span><text:span text:style-name="T21">в реализирането на проекта:</text:span></text:p>
      <text:p text:style-name="P22"><text:s/>1.Търсене на проблем</text:p>
      <text:p text:style-name="P23">2. Търсене на решение на проблема</text:p>
      <text:p text:style-name="Normal"><text:span text:style-name="T24">3. Реализиране на решението</text:span><text:span text:style-name="T25"><text:s/></text:span><text:span text:style-name="T26">с програма написана на<text:s/></text:span><text:span text:style-name="T27">python</text:span><text:span text:style-name="T28">, със следните библиотеки<text:s/></text:span><text:span text:style-name="T29">tkinter</text:span><text:span text:style-name="T30"><text:s/>за графичния интерфейс</text:span><text:span text:style-name="T31"><text:s/></text:span><text:span text:style-name="T32">и<text:s/></text:span><text:span text:style-name="T33">sqlite</text:span><text:span text:style-name="T34"><text:s/>за базата данни.</text:span></text:p>
      <text:p text:style-name="P35">4. Предоставяме решението на групата, за която е предназначено.</text:p>
      <text:p text:style-name="P36">Роли на авторите:</text:p>
      <text:p text:style-name="Normal"><text:span text:style-name="T37">Борислав Войнов</text:span><text:span text:style-name="T38"><text:s/>– front end dev</text:span></text:p>
      <text:p text:style-name="Normal"><text:span text:style-name="T39">Венко Андреев –</text:span><text:span text:style-name="T40"><text:s/>back end dev</text:span></text:p>
      <text:p text:style-name="P41"/>
      <text:p text:style-name="Normal"><text:span text:style-name="T42">Ниво на сложност на проекта: лесен за изпълнение</text:span><text:span text:style-name="T43"><text:s/>(</text:span><text:span text:style-name="T44">Венко имаше 4 нервни срива</text:span><text:span text:style-name="T45">)</text:span></text:p>
      <text:list text:style-name="LFO1" text:continue-numbering="true">
        <text:list-item>
          <text:p text:style-name="P46"><text:span text:style-name="T47">Умения за работа с<text:s/></text:span><text:span text:style-name="T48">tkinter</text:span></text:p>
        </text:list-item>
        <text:list-item>
          <text:p text:style-name="P49"><text:span text:style-name="T50">Умения за работа с<text:s/></text:span><text:span text:style-name="T51">sqlite 3</text:span></text:p>
        </text:list-item>
      </text:list>
      <text:p text:style-name="Normal"><text:span text:style-name="T52">Описание на приложението:<text:s/></text:span></text:p>
      <text:p text:style-name="P53"/>
      <text:p text:style-name="P54"/>
      <text:p text:style-name="P55">Заключение: Приложението ще улесни работата на служителите в библиотеките и има възможност за дигитализиране и на личните картони на членовете на библиотеката.</text:p>
      <text:p text:style-name="P56">Източници на информация:</text:p>
      <text:p text:style-name="Normal"><text:span text:style-name="T57">Chat GPT<text:s/></text:span><text:span text:style-name="T58">и<text:s/></text:span><text:span text:style-name="T59">Gemini</text:span><text:span text:style-name="T60">- за работа с<text:s/></text:span><text:span text:style-name="T61">tkinter<text:s/></text:span></text:p>
      <text:p text:style-name="Normal"><text:span text:style-name="T62">Youtube , Stackoverflow, GeeksforGeeks<text:s/></text:span><text:span text:style-name="T63">и<text:s/></text:span><text:span text:style-name="T64">SQlite tutorial</text:span><text:span text:style-name="T65">.</text:span><text:span text:style-name="T66">net</text:span><text:span text:style-name="T67">- за работа с<text:s/></text:span><text:span text:style-name="T68">sqlite</text:span></text:p>
      <text:p text:style-name="P69"/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4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tudent</meta:initial-creator>
    <dc:creator>Borislav Voynov</dc:creator>
    <meta:creation-date>2024-06-06T12:23:00Z</meta:creation-date>
    <dc:date>2024-06-06T19:29:00Z</dc:date>
    <meta:template xlink:href="Normal.dotm" xlink:type="simple"/>
    <meta:editing-cycles>4</meta:editing-cycles>
    <meta:editing-duration>PT4860S</meta:editing-duration>
    <meta:document-statistic meta:page-count="2" meta:paragraph-count="3" meta:word-count="252" meta:character-count="1689" meta:row-count="12" meta:non-whitespace-character-count="1440"/>
  </office:meta>
</office:document-meta>
</file>